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063in" style:rel-column-width="441*"/>
    </style:style>
    <style:style style:name="Table1.B" style:family="table-column">
      <style:table-column-properties style:column-width="6.3868in" style:rel-column-width="91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7759" officeooo:paragraph-rsid="0034ba24"/>
    </style:style>
    <style:style style:name="P2" style:family="paragraph" style:parent-style-name="Text_20_body">
      <style:text-properties officeooo:rsid="00254b89" officeooo:paragraph-rsid="00254b89"/>
    </style:style>
    <style:style style:name="P3" style:family="paragraph" style:parent-style-name="Text_20_body">
      <style:text-properties fo:font-weight="bold" officeooo:rsid="003cd230" officeooo:paragraph-rsid="003cd230" style:font-weight-asian="bold" style:font-weight-complex="bold"/>
    </style:style>
    <style:style style:name="P4" style:family="paragraph" style:parent-style-name="Text_20_body">
      <style:text-properties fo:font-weight="bold" officeooo:rsid="003e9b40" officeooo:paragraph-rsid="003e9b40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516da0" officeooo:paragraph-rsid="00516da0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52bab8" officeooo:paragraph-rsid="0052bab8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659466" officeooo:paragraph-rsid="00659466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659466" officeooo:paragraph-rsid="00688f5a"/>
    </style:style>
    <style:style style:name="P9" style:family="paragraph" style:parent-style-name="Text_20_body">
      <style:paragraph-properties fo:margin-top="0in" fo:margin-bottom="0in" loext:contextual-spacing="false"/>
      <style:text-properties officeooo:paragraph-rsid="006411c7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47cb55" officeooo:paragraph-rsid="004ce3a9" style:font-weight-asian="bold" style:font-weight-complex="bold"/>
    </style:style>
    <style:style style:name="P11" style:family="paragraph" style:parent-style-name="Text_20_body" style:list-style-name="L11">
      <style:text-properties officeooo:rsid="003cd230" officeooo:paragraph-rsid="003cd230"/>
    </style:style>
    <style:style style:name="P12" style:family="paragraph" style:parent-style-name="Text_20_body">
      <style:text-properties officeooo:rsid="00739415" officeooo:paragraph-rsid="00739415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rsid="0046fa1b" officeooo:paragraph-rsid="004ce3a9"/>
    </style:style>
    <style:style style:name="P14" style:family="paragraph" style:parent-style-name="Text_20_body">
      <style:paragraph-properties fo:margin-top="0in" fo:margin-bottom="0in" loext:contextual-spacing="false"/>
      <style:text-properties officeooo:rsid="0046fa1b" officeooo:paragraph-rsid="006e5622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04748c5" officeooo:paragraph-rsid="004ce3a9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04748c5" officeooo:paragraph-rsid="006a279c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rsid="00475e1b" officeooo:paragraph-rsid="004ce3a9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047cb55" officeooo:paragraph-rsid="004ce3a9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rsid="004767ff" officeooo:paragraph-rsid="004ce3a9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style:text-underline-style="solid" style:text-underline-width="auto" style:text-underline-color="font-color" officeooo:rsid="001f943a" officeooo:paragraph-rsid="001f943a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015d9cd" officeooo:paragraph-rsid="00465206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015d9cd" officeooo:paragraph-rsid="00450f88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officeooo:rsid="001793f1" officeooo:paragraph-rsid="0034c77f"/>
    </style:style>
    <style:style style:name="P24" style:family="paragraph" style:parent-style-name="Text_20_body" style:list-style-name="L2">
      <style:paragraph-properties fo:margin-top="0in" fo:margin-bottom="0in" loext:contextual-spacing="false"/>
      <style:text-properties officeooo:rsid="002d3cc5" officeooo:paragraph-rsid="002d3cc5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officeooo:rsid="00228a70" officeooo:paragraph-rsid="00228a70"/>
    </style:style>
    <style:style style:name="P26" style:family="paragraph" style:parent-style-name="Text_20_body" style:list-style-name="L2">
      <style:paragraph-properties fo:margin-top="0in" fo:margin-bottom="0in" loext:contextual-spacing="false"/>
      <style:text-properties officeooo:rsid="00228a70" officeooo:paragraph-rsid="00549dbe"/>
    </style:style>
    <style:style style:name="P27" style:family="paragraph" style:parent-style-name="Text_20_body" style:list-style-name="L2">
      <style:paragraph-properties fo:margin-top="0in" fo:margin-bottom="0in" loext:contextual-spacing="false"/>
      <style:text-properties officeooo:rsid="0040e479" officeooo:paragraph-rsid="004d77df"/>
    </style:style>
    <style:style style:name="P28" style:family="paragraph" style:parent-style-name="Text_20_body" style:list-style-name="L2">
      <style:paragraph-properties fo:margin-top="0in" fo:margin-bottom="0in" loext:contextual-spacing="false"/>
      <style:text-properties style:text-underline-style="none" officeooo:rsid="004ce3a9" officeooo:paragraph-rsid="004ce3a9"/>
    </style:style>
    <style:style style:name="P29" style:family="paragraph" style:parent-style-name="Text_20_body" style:list-style-name="L2">
      <style:paragraph-properties fo:margin-top="0in" fo:margin-bottom="0in" loext:contextual-spacing="false"/>
      <style:text-properties style:text-underline-style="none" officeooo:rsid="004d77df" officeooo:paragraph-rsid="004d77df"/>
    </style:style>
    <style:style style:name="P30" style:family="paragraph" style:parent-style-name="Text_20_body" style:list-style-name="L2">
      <style:paragraph-properties fo:margin-top="0in" fo:margin-bottom="0in" loext:contextual-spacing="false"/>
      <style:text-properties style:text-underline-style="none" officeooo:rsid="004e13ac" officeooo:paragraph-rsid="004e13a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6218bd" officeooo:paragraph-rsid="0056e684"/>
    </style:style>
    <style:style style:name="P32" style:family="paragraph" style:parent-style-name="Text_20_body" style:list-style-name="L3">
      <style:paragraph-properties fo:margin-top="0in" fo:margin-bottom="0in" loext:contextual-spacing="false"/>
      <style:text-properties officeooo:paragraph-rsid="005841d9"/>
    </style:style>
    <style:style style:name="P33" style:family="paragraph" style:parent-style-name="Text_20_body" style:list-style-name="L3">
      <style:paragraph-properties fo:margin-top="0in" fo:margin-bottom="0in" loext:contextual-spacing="false"/>
      <style:text-properties officeooo:rsid="003aeb73" officeooo:paragraph-rsid="003aeb73"/>
    </style:style>
    <style:style style:name="P34" style:family="paragraph" style:parent-style-name="Text_20_body" style:list-style-name="L3">
      <style:paragraph-properties fo:margin-top="0in" fo:margin-bottom="0in" loext:contextual-spacing="false"/>
      <style:text-properties officeooo:rsid="003e9b40" officeooo:paragraph-rsid="003e9b40"/>
    </style:style>
    <style:style style:name="P35" style:family="paragraph" style:parent-style-name="Text_20_body" style:list-style-name="L3">
      <style:paragraph-properties fo:margin-top="0in" fo:margin-bottom="0in" loext:contextual-spacing="false"/>
      <style:text-properties officeooo:rsid="004bfa61" officeooo:paragraph-rsid="004bfa61"/>
    </style:style>
    <style:style style:name="P36" style:family="paragraph" style:parent-style-name="Text_20_body" style:list-style-name="L3">
      <style:paragraph-properties fo:margin-top="0in" fo:margin-bottom="0in" loext:contextual-spacing="false"/>
      <style:text-properties officeooo:rsid="004f9d31" officeooo:paragraph-rsid="004f9d31"/>
    </style:style>
    <style:style style:name="P37" style:family="paragraph" style:parent-style-name="Text_20_body" style:list-style-name="L3">
      <style:paragraph-properties fo:margin-top="0in" fo:margin-bottom="0in" loext:contextual-spacing="false"/>
      <style:text-properties officeooo:rsid="0050ee7f" officeooo:paragraph-rsid="0050ee7f"/>
    </style:style>
    <style:style style:name="P38" style:family="paragraph" style:parent-style-name="Text_20_body" style:list-style-name="L3">
      <style:paragraph-properties fo:margin-top="0in" fo:margin-bottom="0in" loext:contextual-spacing="false"/>
      <style:text-properties officeooo:rsid="00516da0" officeooo:paragraph-rsid="00516da0"/>
    </style:style>
    <style:style style:name="P39" style:family="paragraph" style:parent-style-name="Text_20_body" style:list-style-name="L3">
      <style:paragraph-properties fo:margin-top="0in" fo:margin-bottom="0in" loext:contextual-spacing="false"/>
      <style:text-properties officeooo:rsid="0055413f" officeooo:paragraph-rsid="0055413f"/>
    </style:style>
    <style:style style:name="P40" style:family="paragraph" style:parent-style-name="Text_20_body" style:list-style-name="L5">
      <style:paragraph-properties fo:margin-top="0in" fo:margin-bottom="0in" loext:contextual-spacing="false"/>
      <style:text-properties officeooo:rsid="005deb67" officeooo:paragraph-rsid="00688f5a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0659466" officeooo:paragraph-rsid="00688f5a"/>
    </style:style>
    <style:style style:name="P42" style:family="paragraph" style:parent-style-name="Text_20_body">
      <style:paragraph-properties fo:margin-top="0in" fo:margin-bottom="0in" loext:contextual-spacing="false"/>
      <style:text-properties officeooo:rsid="0070c3cd" officeooo:paragraph-rsid="0047cb55"/>
    </style:style>
    <style:style style:name="P43" style:family="paragraph" style:parent-style-name="Text_20_body" style:list-style-name="L10">
      <style:paragraph-properties fo:margin-top="0in" fo:margin-bottom="0in" loext:contextual-spacing="false"/>
      <style:text-properties officeooo:rsid="007347d0" officeooo:paragraph-rsid="007347d0"/>
    </style:style>
    <style:style style:name="P44" style:family="paragraph" style:parent-style-name="Text_20_body" style:list-style-name="L10">
      <style:paragraph-properties fo:margin-top="0in" fo:margin-bottom="0in" loext:contextual-spacing="false"/>
      <style:text-properties officeooo:rsid="007347d0" officeooo:paragraph-rsid="0073e0b7"/>
    </style:style>
    <style:style style:name="P45" style:family="paragraph" style:parent-style-name="Text_20_body" style:list-style-name="L10">
      <style:paragraph-properties fo:margin-top="0in" fo:margin-bottom="0in" loext:contextual-spacing="false"/>
      <style:text-properties officeooo:rsid="007347d0" officeooo:paragraph-rsid="007473e6"/>
    </style:style>
    <style:style style:name="P46" style:family="paragraph" style:parent-style-name="Text_20_body" style:list-style-name="L10">
      <style:paragraph-properties fo:margin-top="0in" fo:margin-bottom="0in" loext:contextual-spacing="false"/>
      <style:text-properties officeooo:rsid="007347d0" officeooo:paragraph-rsid="0074e9b1"/>
    </style:style>
    <style:style style:name="P47" style:family="paragraph" style:parent-style-name="Text_20_body" style:list-style-name="L12">
      <style:paragraph-properties fo:margin-top="0in" fo:margin-bottom="0in" loext:contextual-spacing="false"/>
      <style:text-properties officeooo:rsid="00739415" officeooo:paragraph-rsid="00739415"/>
    </style:style>
    <style:style style:name="P48" style:family="paragraph" style:parent-style-name="Text_20_body" style:list-style-name="L10">
      <style:paragraph-properties fo:margin-top="0in" fo:margin-bottom="0in" loext:contextual-spacing="false"/>
      <style:text-properties officeooo:paragraph-rsid="007347d0"/>
    </style:style>
    <style:style style:name="P49" style:family="paragraph" style:parent-style-name="Text_20_body" style:list-style-name="L10">
      <style:paragraph-properties fo:margin-top="0in" fo:margin-bottom="0in" loext:contextual-spacing="false"/>
      <style:text-properties officeooo:paragraph-rsid="00739415"/>
    </style:style>
    <style:style style:name="P50" style:family="paragraph" style:parent-style-name="Text_20_body" style:list-style-name="L10">
      <style:paragraph-properties fo:margin-top="0in" fo:margin-bottom="0in" loext:contextual-spacing="false"/>
      <style:text-properties officeooo:paragraph-rsid="007473e6"/>
    </style:style>
    <style:style style:name="P51" style:family="paragraph" style:parent-style-name="Text_20_body" style:list-style-name="L10">
      <style:paragraph-properties fo:margin-top="0in" fo:margin-bottom="0in" loext:contextual-spacing="false"/>
      <style:text-properties officeooo:rsid="0029e79d" officeooo:paragraph-rsid="0074e9b1"/>
    </style:style>
    <style:style style:name="P52" style:family="paragraph" style:parent-style-name="Text_20_body">
      <style:paragraph-properties fo:margin-top="0in" fo:margin-bottom="0in" loext:contextual-spacing="false"/>
      <style:text-properties officeooo:rsid="0029e79d" officeooo:paragraph-rsid="007473e6"/>
    </style:style>
    <style:style style:name="P53" style:family="paragraph" style:parent-style-name="Text_20_body">
      <style:paragraph-properties fo:margin-top="0in" fo:margin-bottom="0in" loext:contextual-spacing="false"/>
      <style:text-properties officeooo:paragraph-rsid="0029e79d"/>
    </style:style>
    <style:style style:name="P54" style:family="paragraph" style:parent-style-name="Text_20_body" style:list-style-name="L11">
      <style:paragraph-properties fo:margin-top="0in" fo:margin-bottom="0in" loext:contextual-spacing="false" fo:line-height="100%" style:writing-mode="page"/>
      <style:text-properties officeooo:rsid="003cd230" officeooo:paragraph-rsid="003cd230"/>
    </style:style>
    <style:style style:name="P55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officeooo:rsid="0046fa1b" officeooo:paragraph-rsid="006e5622"/>
    </style:style>
    <style:style style:name="P56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officeooo:rsid="004748c5" officeooo:paragraph-rsid="006e5622"/>
    </style:style>
    <style:style style:name="P57" style:family="paragraph" style:parent-style-name="Text_20_body">
      <style:paragraph-properties fo:margin-left="0.9846in" fo:margin-right="0in" fo:margin-top="0in" fo:margin-bottom="0in" loext:contextual-spacing="false" fo:text-indent="0in" style:auto-text-indent="false"/>
      <style:text-properties officeooo:rsid="004748c5" officeooo:paragraph-rsid="006e5622"/>
    </style:style>
    <style:style style:name="P58" style:family="paragraph" style:parent-style-name="Text_20_body">
      <style:paragraph-properties fo:margin-left="0.9846in" fo:margin-right="0in" fo:margin-top="0in" fo:margin-bottom="0in" loext:contextual-spacing="false" fo:text-indent="0in" style:auto-text-indent="false"/>
      <style:text-properties officeooo:rsid="00475e1b" officeooo:paragraph-rsid="006e5622"/>
    </style:style>
    <style:style style:name="P59" style:family="paragraph" style:parent-style-name="Text_20_body">
      <style:paragraph-properties fo:margin-left="0.9846in" fo:margin-right="0in" fo:margin-top="0in" fo:margin-bottom="0in" loext:contextual-spacing="false" fo:text-indent="0in" style:auto-text-indent="false"/>
      <style:text-properties officeooo:rsid="005deb67" officeooo:paragraph-rsid="006f274d"/>
    </style:style>
    <style:style style:name="P60" style:family="paragraph" style:parent-style-name="Text_20_body">
      <style:paragraph-properties fo:margin-left="1.4772in" fo:margin-right="0in" fo:margin-top="0in" fo:margin-bottom="0in" loext:contextual-spacing="false" fo:text-indent="0in" style:auto-text-indent="false"/>
      <style:text-properties officeooo:rsid="004748c5" officeooo:paragraph-rsid="006e5622"/>
    </style:style>
    <style:style style:name="P61" style:family="paragraph" style:parent-style-name="Heading_20_2">
      <style:text-properties officeooo:rsid="00254b89" officeooo:paragraph-rsid="00254b89"/>
    </style:style>
    <style:style style:name="P62" style:family="paragraph" style:parent-style-name="Heading_20_2">
      <style:text-properties officeooo:paragraph-rsid="004ce3a9"/>
    </style:style>
    <style:style style:name="P63" style:family="paragraph" style:parent-style-name="Heading_20_2">
      <style:text-properties officeooo:rsid="00262dff" officeooo:paragraph-rsid="00127759"/>
    </style:style>
    <style:style style:name="P64" style:family="paragraph" style:parent-style-name="Heading_20_2">
      <style:paragraph-properties fo:margin-top="0in" fo:margin-bottom="0in" loext:contextual-spacing="false"/>
      <style:text-properties officeooo:rsid="003aeb73" officeooo:paragraph-rsid="003aeb73"/>
    </style:style>
    <style:style style:name="P65" style:family="paragraph" style:parent-style-name="Heading_20_2">
      <style:paragraph-properties fo:margin-top="0in" fo:margin-bottom="0in" loext:contextual-spacing="false"/>
      <style:text-properties officeooo:rsid="0026126f" officeooo:paragraph-rsid="0029e79d"/>
    </style:style>
    <style:style style:name="P66" style:family="paragraph" style:parent-style-name="Heading_20_2">
      <style:paragraph-properties fo:margin-top="0in" fo:margin-bottom="0in" loext:contextual-spacing="false"/>
      <style:text-properties officeooo:rsid="006411c7" officeooo:paragraph-rsid="00739415"/>
    </style:style>
    <style:style style:name="P67" style:family="paragraph" style:parent-style-name="Table_20_Contents">
      <style:text-properties officeooo:rsid="0070c3cd" officeooo:paragraph-rsid="0070c3cd"/>
    </style:style>
    <style:style style:name="P68" style:family="paragraph" style:parent-style-name="Table_20_Contents">
      <style:paragraph-properties fo:margin-left="1.4772in" fo:margin-right="0in" fo:text-indent="0in" style:auto-text-indent="false"/>
      <style:text-properties officeooo:rsid="006e5622" officeooo:paragraph-rsid="0070c3cd"/>
    </style:style>
    <style:style style:name="P69" style:family="paragraph" style:parent-style-name="Table_20_Contents">
      <style:paragraph-properties fo:margin-left="1.4772in" fo:margin-right="0in" fo:text-indent="0in" style:auto-text-indent="false"/>
      <style:text-properties officeooo:rsid="006f274d" officeooo:paragraph-rsid="006f274d"/>
    </style:style>
    <style:style style:name="P70" style:family="paragraph" style:parent-style-name="Table_20_Contents">
      <style:paragraph-properties fo:margin-left="1.4772in" fo:margin-right="0in" fo:text-indent="0in" style:auto-text-indent="false"/>
      <style:text-properties officeooo:rsid="0072022c" officeooo:paragraph-rsid="0072022c"/>
    </style:style>
    <style:style style:name="P71" style:family="paragraph" style:parent-style-name="Table_20_Contents">
      <style:paragraph-properties fo:margin-left="1.9693in" fo:margin-right="0in" fo:text-indent="0in" style:auto-text-indent="false"/>
      <style:text-properties officeooo:rsid="006e5622" officeooo:paragraph-rsid="0070c3cd"/>
    </style:style>
    <style:style style:name="P72" style:family="paragraph" style:parent-style-name="Table_20_Contents">
      <style:paragraph-properties fo:margin-left="1.9693in" fo:margin-right="0in" fo:text-indent="0in" style:auto-text-indent="false"/>
      <style:text-properties officeooo:rsid="006f274d" officeooo:paragraph-rsid="0070c3cd"/>
    </style:style>
    <style:style style:name="P73" style:family="paragraph" style:parent-style-name="Table_20_Contents">
      <style:paragraph-properties fo:margin-left="1.9693in" fo:margin-right="0in" fo:text-indent="0in" style:auto-text-indent="false"/>
      <style:text-properties officeooo:rsid="0070c3cd" officeooo:paragraph-rsid="0070c3cd"/>
    </style:style>
    <style:style style:name="P74" style:family="paragraph" style:parent-style-name="Table_20_Contents">
      <style:paragraph-properties fo:margin-left="2.4618in" fo:margin-right="0in" fo:text-indent="0in" style:auto-text-indent="false"/>
      <style:text-properties officeooo:rsid="006e5622" officeooo:paragraph-rsid="006e5622"/>
    </style:style>
    <style:style style:name="P75" style:family="paragraph" style:parent-style-name="Table_20_Contents">
      <style:paragraph-properties fo:margin-left="2.4618in" fo:margin-right="0in" fo:text-indent="0in" style:auto-text-indent="false"/>
      <style:text-properties officeooo:rsid="006f274d" officeooo:paragraph-rsid="0070c3cd"/>
    </style:style>
    <style:style style:name="P76" style:family="paragraph" style:parent-style-name="Table_20_Contents">
      <style:paragraph-properties fo:margin-left="2.4618in" fo:margin-right="0in" fo:text-indent="0in" style:auto-text-indent="false"/>
      <style:text-properties officeooo:rsid="0072022c" officeooo:paragraph-rsid="0072022c"/>
    </style:style>
    <style:style style:name="P77" style:family="paragraph" style:parent-style-name="Table_20_Contents">
      <style:paragraph-properties fo:margin-left="2.9543in" fo:margin-right="0in" fo:text-indent="0in" style:auto-text-indent="false"/>
      <style:text-properties officeooo:rsid="006f274d" officeooo:paragraph-rsid="006f274d"/>
    </style:style>
    <style:style style:name="P78" style:family="paragraph" style:parent-style-name="Table_20_Contents">
      <style:paragraph-properties fo:margin-left="2.9543in" fo:margin-right="0in" fo:text-indent="0in" style:auto-text-indent="false"/>
      <style:text-properties officeooo:rsid="006f274d" officeooo:paragraph-rsid="0070c3cd"/>
    </style:style>
    <style:style style:name="P79" style:family="paragraph" style:parent-style-name="Table_20_Contents">
      <style:paragraph-properties fo:margin-left="3.4465in" fo:margin-right="0in" fo:text-indent="0in" style:auto-text-indent="false"/>
      <style:text-properties officeooo:rsid="006f274d" officeooo:paragraph-rsid="006f274d"/>
    </style:style>
    <style:style style:name="T1" style:family="text">
      <style:text-properties officeooo:rsid="001294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473e6" style:font-weight-asian="bold" style:font-weight-complex="bold"/>
    </style:style>
    <style:style style:name="T4" style:family="text">
      <style:text-properties fo:font-weight="bold" officeooo:rsid="0075b306" style:font-weight-asian="bold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36fdd4" fo:background-color="transparent" loext:char-shading-value="0"/>
    </style:style>
    <style:style style:name="T7" style:family="text">
      <style:text-properties officeooo:rsid="00549dbe" fo:background-color="transparent" loext:char-shading-value="0"/>
    </style:style>
    <style:style style:name="T8" style:family="text">
      <style:text-properties officeooo:rsid="0048382e" fo:background-color="transparent" loext:char-shading-value="0"/>
    </style:style>
    <style:style style:name="T9" style:family="text">
      <style:text-properties officeooo:rsid="0021156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07955"/>
    </style:style>
    <style:style style:name="T12" style:family="text">
      <style:text-properties style:text-underline-style="solid" style:text-underline-width="auto" style:text-underline-color="font-color" officeooo:rsid="0040e479"/>
    </style:style>
    <style:style style:name="T13" style:family="text">
      <style:text-properties style:text-underline-style="solid" style:text-underline-width="auto" style:text-underline-color="font-color" officeooo:rsid="0042ff6c"/>
    </style:style>
    <style:style style:name="T14" style:family="text">
      <style:text-properties style:text-underline-style="solid" style:text-underline-width="auto" style:text-underline-color="font-color" officeooo:rsid="004d77df"/>
    </style:style>
    <style:style style:name="T15" style:family="text">
      <style:text-properties officeooo:rsid="002c2dc0"/>
    </style:style>
    <style:style style:name="T16" style:family="text">
      <style:text-properties officeooo:rsid="002ea9dc"/>
    </style:style>
    <style:style style:name="T17" style:family="text">
      <style:text-properties officeooo:rsid="00307955"/>
    </style:style>
    <style:style style:name="T18" style:family="text">
      <style:text-properties officeooo:rsid="00321d5f"/>
    </style:style>
    <style:style style:name="T19" style:family="text">
      <style:text-properties officeooo:rsid="0034ba24"/>
    </style:style>
    <style:style style:name="T20" style:family="text">
      <style:text-properties officeooo:rsid="0034c77f"/>
    </style:style>
    <style:style style:name="T21" style:family="text">
      <style:text-properties officeooo:rsid="0036fdd4"/>
    </style:style>
    <style:style style:name="T22" style:family="text">
      <style:text-properties officeooo:rsid="003d2b1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d2b1f" style:font-weight-asian="normal" style:font-weight-complex="normal"/>
    </style:style>
    <style:style style:name="T25" style:family="text">
      <style:text-properties fo:font-weight="normal" officeooo:rsid="0052bab8" style:font-weight-asian="normal" style:font-weight-complex="normal"/>
    </style:style>
    <style:style style:name="T26" style:family="text">
      <style:text-properties fo:font-weight="normal" officeooo:rsid="007473e6" style:font-weight-asian="normal" style:font-weight-complex="normal"/>
    </style:style>
    <style:style style:name="T27" style:family="text">
      <style:text-properties officeooo:rsid="0042c747"/>
    </style:style>
    <style:style style:name="T28" style:family="text">
      <style:text-properties officeooo:rsid="0042ff6c"/>
    </style:style>
    <style:style style:name="T29" style:family="text">
      <style:text-properties fo:font-style="normal" style:text-underline-style="solid" style:text-underline-width="auto" style:text-underline-color="font-color" officeooo:rsid="0042ff6c" style:font-style-asian="normal" style:font-style-complex="normal"/>
    </style:style>
    <style:style style:name="T30" style:family="text">
      <style:text-properties officeooo:rsid="004373c7"/>
    </style:style>
    <style:style style:name="T31" style:family="text">
      <style:text-properties officeooo:rsid="0046fa1b"/>
    </style:style>
    <style:style style:name="T32" style:family="text">
      <style:text-properties officeooo:rsid="004748c5"/>
    </style:style>
    <style:style style:name="T33" style:family="text">
      <style:text-properties officeooo:rsid="00475e1b"/>
    </style:style>
    <style:style style:name="T34" style:family="text">
      <style:text-properties officeooo:rsid="004767ff"/>
    </style:style>
    <style:style style:name="T35" style:family="text">
      <style:text-properties officeooo:rsid="0048382e"/>
    </style:style>
    <style:style style:name="T36" style:family="text">
      <style:text-properties officeooo:rsid="004d77df"/>
    </style:style>
    <style:style style:name="T37" style:family="text">
      <style:text-properties officeooo:rsid="0052bab8"/>
    </style:style>
    <style:style style:name="T38" style:family="text">
      <style:text-properties officeooo:rsid="0056e684"/>
    </style:style>
    <style:style style:name="T39" style:family="text">
      <style:text-properties officeooo:rsid="005841d9"/>
    </style:style>
    <style:style style:name="T40" style:family="text">
      <style:text-properties officeooo:rsid="005da795"/>
    </style:style>
    <style:style style:name="T41" style:family="text">
      <style:text-properties officeooo:rsid="005faab1"/>
    </style:style>
    <style:style style:name="T42" style:family="text">
      <style:text-properties officeooo:rsid="006218bd"/>
    </style:style>
    <style:style style:name="T43" style:family="text">
      <style:text-properties officeooo:rsid="00674fbe"/>
    </style:style>
    <style:style style:name="T44" style:family="text">
      <style:text-properties officeooo:rsid="0067cf80"/>
    </style:style>
    <style:style style:name="T45" style:family="text">
      <style:text-properties officeooo:rsid="00688f5a"/>
    </style:style>
    <style:style style:name="T46" style:family="text">
      <style:text-properties officeooo:rsid="006a279c"/>
    </style:style>
    <style:style style:name="T47" style:family="text">
      <style:text-properties officeooo:rsid="006bf1a5"/>
    </style:style>
    <style:style style:name="T48" style:family="text">
      <style:text-properties officeooo:rsid="006e3980"/>
    </style:style>
    <style:style style:name="T49" style:family="text">
      <style:text-properties officeooo:rsid="006e5622"/>
    </style:style>
    <style:style style:name="T50" style:family="text">
      <style:text-properties officeooo:rsid="006f274d"/>
    </style:style>
    <style:style style:name="T51" style:family="text">
      <style:text-properties officeooo:rsid="0070c3cd"/>
    </style:style>
    <style:style style:name="T52" style:family="text">
      <style:text-properties officeooo:rsid="0072022c"/>
    </style:style>
    <style:style style:name="T53" style:family="text">
      <style:text-properties officeooo:rsid="007347d0"/>
    </style:style>
    <style:style style:name="T54" style:family="text">
      <style:text-properties officeooo:rsid="00739415"/>
    </style:style>
    <style:style style:name="T55" style:family="text">
      <style:text-properties officeooo:rsid="0073e0b7"/>
    </style:style>
    <style:style style:name="T56" style:family="text">
      <style:text-properties officeooo:rsid="007473e6"/>
    </style:style>
    <style:style style:name="T57" style:family="text">
      <style:text-properties officeooo:rsid="0074e9b1"/>
    </style:style>
    <style:style style:name="T58" style:family="text">
      <style:text-properties officeooo:rsid="0029e7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Dictionary Encoding Based on CSS and XML/HTML Parsers</text:p>
      <text:h text:style-name="P61" text:outline-level="2">Source File Structure</text:h>
      <text:p text:style-name="P2">The source file has been obtained as a result of pdf-to-doc-to-odt-to-xhtml conversion. Resulting xhtml file preserved almost all typographic features except correct column rendering. <text:span text:style-name="T15">The reason of the conversion is to perform annotation on the text’s source level using OHCO model, not as we did previously in WYSIWYG editors. CSS</text:span> and <text:span text:style-name="T41">XHTML</text:span> parsing <text:span text:style-name="T15">is based on the following tag hierarchy:</text:span></text:p>
      <text:p text:style-name="P3">Listing 1. <text:span text:style-name="T24">Object hierarchy of the source file</text:span></text:p>
      <text:list xml:id="list7041387347962337277" text:style-name="L11">
        <text:list-item>
          <text:p text:style-name="P54">&lt;html&gt;</text:p>
        </text:list-item>
        <text:list-item>
          <text:p text:style-name="P54"><text:tab/>&lt;head&gt;</text:p>
        </text:list-item>
        <text:list-item>
          <text:p text:style-name="P54"><text:tab/>&lt;! - - … - - &gt;</text:p>
        </text:list-item>
        <text:list-item>
          <text:p text:style-name="P54"><text:tab/>&lt;body&gt;</text:p>
        </text:list-item>
        <text:list-item>
          <text:p text:style-name="P54"><text:tab/><text:tab/>&lt;div&gt;</text:p>
        </text:list-item>
        <text:list-item>
          <text:p text:style-name="P54"><text:tab/><text:tab/><text:tab/>&lt;p&gt;+</text:p>
        </text:list-item>
        <text:list-item>
          <text:p text:style-name="P54"><text:tab/><text:tab/><text:tab/><text:tab/>&lt;span&gt;text&lt;/&gt;<text:span text:style-name="T22">+</text:span></text:p>
        </text:list-item>
        <text:list-item>
          <text:p text:style-name="P54"><text:tab/><text:tab/><text:tab/>&lt;div&gt;<text:span text:style-name="T22">+</text:span></text:p>
        </text:list-item>
        <text:list-item>
          <text:p text:style-name="P54"><text:tab/><text:tab/><text:tab/><text:tab/>&lt;p&gt;<text:span text:style-name="T22">+</text:span></text:p>
        </text:list-item>
        <text:list-item>
          <text:p text:style-name="P54"><text:tab/><text:tab/><text:tab/><text:tab/><text:tab/>&lt;span&gt;text&lt;/&gt;<text:span text:style-name="T22">+</text:span></text:p>
        </text:list-item>
        <text:list-item>
          <text:p text:style-name="P54"><text:tab/></text:p>
        </text:list-item>
        <text:list-item>
          <text:p text:style-name="P11"/>
        </text:list-item>
      </text:list>
      <text:h text:style-name="P62" text:outline-level="2"><text:span text:style-name="T31">Parser Output </text:span>Structure </text:h>
      <text:p text:style-name="P12"><text:span text:style-name="T2">Listing 2.</text:span> Outline of the structure <text:span text:style-name="T56">in XHTML</text:span></text:p>
      <text:list xml:id="list4909023144912428096" text:style-name="L10">
        <text:list-item>
          <text:p text:style-name="P43">&lt;dict&gt;</text:p>
        </text:list-item>
        <text:list-item>
          <text:p text:style-name="P43"><text:tab/>&lt;entry&gt;+</text:p>
        </text:list-item>
        <text:list-item>
          <text:p text:style-name="P43"><text:tab/><text:tab/>&lt;form&gt;</text:p>
        </text:list-item>
        <text:list-item>
          <text:p text:style-name="P44"><text:tab/><text:tab/><text:tab/><text:span text:style-name="T54">&lt;orth&gt;</text:span></text:p>
        </text:list-item>
        <text:list-item>
          <text:p text:style-name="P44"><text:tab/><text:tab/><text:tab/><text:span text:style-name="T54">&lt;formt type ={“variant”|”inflected”|”compound”}&gt;?</text:span></text:p>
        </text:list-item>
        <text:list-item>
          <text:p text:style-name="P44"><text:tab/><text:tab/><text:tab/><text:tab/><text:span text:style-name="T54">&lt;orth&gt;</text:span></text:p>
        </text:list-item>
        <text:list-item>
          <text:p text:style-name="P43"><text:tab/><text:tab/>&lt;senseList&gt;</text:p>
        </text:list-item>
        <text:list-item>
          <text:p text:style-name="P43"><text:tab/><text:tab/><text:tab/>&lt;sense n=<text:span text:style-name="T55">{</text:span>“1.”|”2.”|”3.”|”4.”<text:span text:style-name="T55">}</text:span>&gt;</text:p>
        </text:list-item>
        <text:list-item>
          <text:p text:style-name="P43"><text:tab/><text:tab/><text:tab/><text:tab/>&lt;transList&gt;</text:p>
        </text:list-item>
        <text:list-item>
          <text:p text:style-name="P43"><text:tab/><text:tab/><text:tab/><text:tab/><text:tab/>&lt;trans&gt;+</text:p>
        </text:list-item>
        <text:list-item>
          <text:p text:style-name="P43"><text:tab/><text:tab/><text:tab/><text:tab/>&lt;example&gt;?</text:p>
        </text:list-item>
        <text:list-item>
          <text:p text:style-name="P43"><text:tab/><text:tab/><text:tab/><text:tab/><text:tab/>&lt;form&gt;</text:p>
        </text:list-item>
        <text:list-item>
          <text:p text:style-name="P43"><text:tab/><text:tab/><text:tab/><text:tab/><text:tab/>&lt;sense&gt;</text:p>
        </text:list-item>
        <text:list-item>
          <text:p text:style-name="P48"><text:span text:style-name="T53"><text:tab/><text:tab/>&lt;subentryList&gt;?</text:span></text:p>
        </text:list-item>
        <text:list-item>
          <text:p text:style-name="P49"><text:tab/><text:tab/><text:tab/><text:span text:style-name="T54">&lt;subentry&gt;+</text:span></text:p>
        </text:list-item>
        <text:list-item>
          <text:p text:style-name="P49"><text:span text:style-name="T54"><text:tab/><text:tab/><text:tab/><text:tab/>&lt;form&gt;</text:span></text:p>
        </text:list-item>
        <text:list-item>
          <text:p text:style-name="P48"><text:tab/><text:tab/><text:tab/><text:tab/><text:span text:style-name="T54">&lt;sense</text:span></text:p>
          <text:p text:style-name="P48"/>
        </text:list-item>
      </text:list>
      <text:p text:style-name="P10">Listing 3. <text:span text:style-name="T25">RELAX NG </text:span><text:span text:style-name="T26">version of schema</text:span></text:p>
      <text:list xml:id="list4575302037878063809" text:style-name="L1">
        <text:list-item>
          <text:p text:style-name="P13"><text:soft-page-break/>dict_p = element dict<text:span text:style-name="T32">{(</text:span>entry_p<text:span text:style-name="T33">)+}</text:span> </text:p>
        </text:list-item>
        <text:list-item>
          <text:p text:style-name="P15">entry_p = element entry{form_p, senseList_p, sub<text:span text:style-name="T33">E</text:span>ntryList_p?}</text:p>
        </text:list-item>
        <text:list-item>
          <text:p text:style-name="P16">form_p = element form<text:span text:style-name="T45">{orth_p, element form {attribute type{“variant”|”inflected”|”compound”},orth_p}?}</text:span></text:p>
        </text:list-item>
        <text:list-item>
          <text:p text:style-name="P15">orth_p = element orth{text}</text:p>
        </text:list-item>
        <text:list-item>
          <text:p text:style-name="P17">senseList_p = element senseList{sense_p+}</text:p>
        </text:list-item>
        <text:list-item>
          <text:p text:style-name="P17">sense_p = element sense{translation_p<text:span text:style-name="T34">+</text:span>, <text:span text:style-name="T46">element example{form_p, sense_p}</text:span>?}</text:p>
        </text:list-item>
        <text:list-item>
          <text:p text:style-name="P18">translation_p =element translation{text}</text:p>
        </text:list-item>
        <text:list-item>
          <text:p text:style-name="P19">subEntry_p = element subEntry{form_p, senseList_p}</text:p>
        </text:list-item>
      </text:list>
      <text:p text:style-name="P7"/>
      <text:h text:style-name="P63" text:outline-level="2">Interpretation of Text Features</text:h>
      <text:p text:style-name="P1">Lexicographic structure of the dictionary is presented by means of typography (font features, layout) and syntax (predefined <text:span text:style-name="T15">indicators and </text:span>punctuation). <text:span text:style-name="T1">Here below we provide some interpretation rules, which we used for parsing, in [text feature] : [interpretation] format:</text:span></text:p>
      <text:p text:style-name="P4">Listing <text:span text:style-name="T56">4</text:span>. <text:span text:style-name="T23">Dictionary interpretation rules</text:span></text:p>
      <text:list xml:id="list4220711456395754765" text:style-name="L2">
        <text:list-item>
          <text:p text:style-name="P20">Font <text:span text:style-name="T9">Features</text:span></text:p>
          <text:list>
            <text:list-item>
              <text:p text:style-name="P21"><text:span text:style-name="T19">[</text:span>bold<text:span text:style-name="T27">] AND [NOT[enumeration, reference]]</text:span>: <text:span text:style-name="T19">[form element]</text:span></text:p>
            </text:list-item>
            <text:list-item>
              <text:p text:style-name="P22"><text:span text:style-name="T20">[non-bold] AND [non-italic]:</text:span> <text:span text:style-name="T20">[sense element] </text:span></text:p>
            </text:list-item>
            <text:list-item>
              <text:p text:style-name="P23"><text:span text:style-name="T20">[</text:span>non-bold italic<text:span text:style-name="T30">] AND [Latin Encoding]</text:span>: <text:span text:style-name="T16">[international names of flora and fauna]</text:span></text:p>
            </text:list-item>
          </text:list>
        </text:list-item>
        <text:list-item>
          <text:p text:style-name="P24"><text:span text:style-name="T10">Indicators/</text:span><text:span text:style-name="T12">Punctuation</text:span></text:p>
          <text:list>
            <text:list-item>
              <text:p text:style-name="P25"><text:span text:style-name="T21">[</text:span><text:span text:style-name="T6">‘</text:span><text:span text:style-name="T7">1.</text:span><text:span text:style-name="T6">’, ‘</text:span><text:span text:style-name="T7">2.</text:span><text:span text:style-name="T6">’ </text:span><text:span text:style-name="T7">etc.</text:span><text:span text:style-name="T21">]</text:span>: <text:span text:style-name="T21">[entry </text:span>sense <text:span text:style-name="T17">number] </text:span></text:p>
            </text:list-item>
            <text:list-item>
              <text:p text:style-name="P26"><text:span text:style-name="T21">[</text:span><text:span text:style-name="T6">‘</text:span><text:span text:style-name="T7">1)</text:span><text:span text:style-name="T6">’, ‘</text:span><text:span text:style-name="T7">2)</text:span><text:span text:style-name="T6">’ </text:span><text:span text:style-name="T7">etc.</text:span><text:span text:style-name="T21">]</text:span>: <text:span text:style-name="T21">[sub-entry </text:span>sense <text:span text:style-name="T18">number] </text:span></text:p>
            </text:list-item>
            <text:list-item>
              <text:p text:style-name="P27"><text:span text:style-name="T11">[</text:span><text:span text:style-name="T29">Rome Digit</text:span><text:span text:style-name="T11">]: </text:span><text:span text:style-name="T13">[</text:span><text:span text:style-name="T14">h</text:span><text:span text:style-name="T13">omograph </text:span><text:span text:style-name="T14">is to the left</text:span><text:span text:style-name="T13">]</text:span></text:p>
            </text:list-item>
            <text:list-item>
              <text:p text:style-name="P28"><text:span text:style-name="T28">[‘:’</text:span>]:<text:tab/>[<text:span text:style-name="T36">delimits &lt;orth&gt; element from it’s compound form]</text:span></text:p>
            </text:list-item>
            <text:list-item>
              <text:p text:style-name="P29">[‘~’]:<text:tab/>[headword placeholder]=[&lt;oRef/&gt; in TEI]</text:p>
            </text:list-item>
            <text:list-item>
              <text:p text:style-name="P29">[‘, -’]:<text:tab/>[delimits &lt;orth&gt; element from it’s inflected form]</text:p>
            </text:list-item>
            <text:list-item>
              <text:p text:style-name="P29">[’,’ between bold words]: [delimits &lt;orth&gt; element from it’s variant form]</text:p>
            </text:list-item>
            <text:list-item>
              <text:p text:style-name="P30">[non-latin text between parenthesis]:[definition of sense] OR [context] OR [directing information] etc.</text:p>
            </text:list-item>
          </text:list>
        </text:list-item>
      </text:list>
      <text:h text:style-name="P64" text:outline-level="2">Parsing Workflow</text:h>
      <text:p text:style-name="P7">The parser pursues a simple schema to provide clear logic and minimum complexity. </text:p>
      <text:p text:style-name="P31">The main principle: at first some structural tokens are defined. After that key tokens are used to identify desirable elements or their boundaries.</text:p>
      <text:p text:style-name="P5"><text:span text:style-name="T2">Listing </text:span><text:span text:style-name="T3">5</text:span><text:span text:style-name="T2">.</text:span> The workflow <text:span text:style-name="T38">steps </text:span></text:p>
      <text:list xml:id="list3760512050653450931" text:style-name="L3">
        <text:list-item>
          <text:p text:style-name="P33">Retrieve lexical data from the source file</text:p>
        </text:list-item>
        <text:list-item>
          <text:p text:style-name="P34">Markup dictionary entries</text:p>
        </text:list-item>
        <text:list-item>
          <text:p text:style-name="P35">Markup <text:span text:style-name="T44">&lt;</text:span>form<text:span text:style-name="T44">&gt;</text:span> and <text:span text:style-name="T44">&lt;</text:span>sense<text:span text:style-name="T44">&gt;</text:span> elements</text:p>
        </text:list-item>
        <text:list-item>
          <text:p text:style-name="P35">Markup &lt;orth&gt; element and text to the right of it <text:span text:style-name="T44">as &lt;form&gt; with @type attribute</text:span></text:p>
        </text:list-item>
        <text:list-item>
          <text:p text:style-name="P36">Markup &lt;senseList/&gt; and &lt;subEntryList/&gt; elements</text:p>
        </text:list-item>
        <text:list-item>
          <text:p text:style-name="P37">Markup sense items inside &lt;senseList&gt;</text:p>
        </text:list-item>
        <text:list-item>
          <text:p text:style-name="P38">Markup and move sense examples, if so, in<text:span text:style-name="T37">to </text:span>&lt;sense&gt; constructions</text:p>
        </text:list-item>
        <text:list-item>
          <text:p text:style-name="P39"><text:soft-page-break/>Markup all sub-entries inside &lt;subEntryList&gt;</text:p>
        </text:list-item>
        <text:list-item>
          <text:p text:style-name="P39">After general schema is achieved indicated(&lt;lbl&gt;, &lt;usg&gt;, &lt;def&gt; etc.) constructions <text:span text:style-name="T42">should be </text:span>marked up and moved, if needed, to appropriate elements.</text:p>
          <text:p text:style-name="P32"/>
        </text:list-item>
      </text:list>
      <text:h text:style-name="P65" text:outline-level="2">Structure According to TEI P5</text:h>
      <text:p text:style-name="P53"/>
      <text:p text:style-name="P52"><text:span text:style-name="T3">Listing 6.</text:span><text:tab/><text:span text:style-name="T54">Outline of the structure in TEI P5</text:span></text:p>
      <text:list xml:id="list132520468443558" text:continue-list="list4909023144912428096" text:style-name="L10">
        <text:list-item text:start-value="1">
          <text:p text:style-name="P45">&lt;dict&gt;</text:p>
        </text:list-item>
        <text:list-item>
          <text:p text:style-name="P45"><text:tab/>&lt;<text:span text:style-name="T56">superE</text:span>ntry&gt;?</text:p>
        </text:list-item>
        <text:list-item>
          <text:p text:style-name="P45"><text:tab/>&lt;entry&gt;+</text:p>
        </text:list-item>
        <text:list-item>
          <text:p text:style-name="P45"><text:tab/><text:tab/>&lt;form&gt;</text:p>
        </text:list-item>
        <text:list-item>
          <text:p text:style-name="P45"><text:tab/><text:tab/><text:tab/><text:span text:style-name="T54">&lt;orth&gt;</text:span></text:p>
        </text:list-item>
        <text:list-item>
          <text:p text:style-name="P45"><text:tab/><text:tab/><text:tab/><text:span text:style-name="T54">&lt;formt type ={“variant”|”inflected”|”compound”}&gt;?</text:span></text:p>
        </text:list-item>
        <text:list-item>
          <text:p text:style-name="P45"><text:tab/><text:tab/><text:tab/><text:tab/><text:span text:style-name="T54">&lt;orth&gt;</text:span></text:p>
        </text:list-item>
        <text:list-item>
          <text:p text:style-name="P45"><text:tab/><text:tab/>&lt;sense&gt;</text:p>
        </text:list-item>
        <text:list-item>
          <text:p text:style-name="P45"><text:tab/><text:tab/><text:tab/>&lt;sense n=<text:span text:style-name="T55">{</text:span>“1.”|”2.”|”3.”|”4.”<text:span text:style-name="T55">}</text:span>&gt;<text:span text:style-name="T57">+</text:span></text:p>
        </text:list-item>
        <text:list-item>
          <text:p text:style-name="P45"><text:tab/><text:tab/><text:tab/><text:tab/>&lt;<text:span text:style-name="T57">cit type = “</text:span>trans<text:span text:style-name="T57">lation”</text:span>&gt;</text:p>
        </text:list-item>
        <text:list-item>
          <text:p text:style-name="P45"><text:tab/><text:tab/><text:tab/><text:tab/><text:tab/>&lt;<text:span text:style-name="T57">quote</text:span>&gt;+</text:p>
        </text:list-item>
        <text:list-item>
          <text:p text:style-name="P46"><text:tab/><text:tab/><text:tab/><text:tab/><text:tab/>&lt;<text:span text:style-name="T57">cit type = “example”</text:span>&gt;?</text:p>
        </text:list-item>
        <text:list-item>
          <text:p text:style-name="P46"><text:tab/><text:tab/><text:tab/><text:tab/><text:tab/><text:tab/>&lt;<text:span text:style-name="T57">quote</text:span>&gt;</text:p>
        </text:list-item>
        <text:list-item>
          <text:p text:style-name="P46"><text:tab/><text:tab/><text:tab/><text:tab/><text:tab/><text:tab/>&lt;<text:span text:style-name="T57">cit type = “</text:span>trans<text:span text:style-name="T57">lation”</text:span>&gt;</text:p>
        </text:list-item>
        <text:list-item>
          <text:p text:style-name="P46"><text:tab/><text:tab/><text:tab/><text:tab/><text:tab/><text:tab/><text:tab/>&lt;<text:span text:style-name="T57">quote</text:span>&gt;<text:tab/><text:tab/><text:tab/><text:tab/></text:p>
        </text:list-item>
        <text:list-item>
          <text:p text:style-name="P50"><text:span text:style-name="T53"><text:tab/><text:tab/>&lt;re&gt;*</text:span></text:p>
        </text:list-item>
        <text:list-item>
          <text:p text:style-name="P50"><text:tab/><text:tab/><text:tab/><text:span text:style-name="T54">&lt;form&gt;</text:span></text:p>
        </text:list-item>
        <text:list-item>
          <text:p text:style-name="P50"><text:span text:style-name="T54"><text:tab/><text:tab/><text:tab/><text:tab/>&lt;orth&gt;</text:span></text:p>
        </text:list-item>
        <text:list-item>
          <text:p text:style-name="P51"><text:tab/><text:tab/><text:tab/><text:span text:style-name="T54">&lt;sense n={“1)”|”2)”|”3)”|”4)”}&gt;+</text:span></text:p>
        </text:list-item>
        <text:list-item>
          <text:p text:style-name="P51"><text:tab/><text:tab/><text:tab/><text:tab/><text:span text:style-name="T53">&lt;cit type = “translation”&gt;</text:span></text:p>
        </text:list-item>
        <text:list-item>
          <text:p text:style-name="P46"><text:span text:style-name="T58"><text:tab/><text:tab/><text:tab/><text:tab/><text:tab/></text:span>&lt;<text:span text:style-name="T57">quote</text:span>&gt;+</text:p>
          <text:p text:style-name="P46"/>
        </text:list-item>
      </text:list>
      <text:p text:style-name="P6"><text:span text:style-name="T2">Listing </text:span><text:span text:style-name="T4">7</text:span><text:span text:style-name="T2">.</text:span> <text:span text:style-name="T51">RELAX NG version of structure </text:span>XML/TEI <text:span text:style-name="T51">(&lt;xr&gt;, &lt;usg&gt;, &lt;lbl&gt; and &lt;def&gt; elements are not shown)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14">dict_p = element dict<text:span text:style-name="T32">{(superEntry</text:span>_p | entry_p<text:span text:style-name="T33">)+}</text:span></text:p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B2" office:value-type="string">
            <text:p text:style-name="P55"><text:span text:style-name="T35">superEntry</text:span>_p = element <text:span text:style-name="T35">superEntry</text:span>{entry_p<text:span text:style-name="T32">+</text:span>}</text:p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B2" office:value-type="string">
            <text:p text:style-name="P56">entry_p = element entry{form_p, <text:span text:style-name="T47">sense_1</text:span><text:span text:style-name="T5">, </text:span><text:span text:style-name="T8">re</text:span><text:span text:style-name="T5">_</text:span>p*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7">form_p = element form{orth_p, <text:span text:style-name="T40">element </text:span>form<text:span text:style-name="T39">{attribute att.type {”compound”|”inflected”|”variant”}, orth_p}?</text:span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0">orth_p = element orth{text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8">sense_<text:span text:style-name="T49">1</text:span> = element sense{<text:span text:style-name="T49">sense</text:span>_<text:span text:style-name="T49">2+</text:span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8">sense_<text:span text:style-name="T50">2</text:span> = element sense{<text:span text:style-name="T50">attribute </text:span>att.n{“1.”|”2.”|”3.”|”5.”}, cit_1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1">cit_1 = element cit{<text:span text:style-name="T50">attribute </text:span>att.type{“translation”}, quote_1+, cit_ex?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4"><text:span text:style-name="T50">q</text:span>uote_1 = element quote <text:span text:style-name="T50">{</text:span>text<text:span text:style-name="T50">}</text:span>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5">cit_ex = element cit{attribute att.type{“example”},quote_2, cit_2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7">quote_2 = element quote{text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8">cit_2 = element cit{attribute att.type{“translation”}, quote_3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9">quote_3 = element quote{text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59">re_p = element re{<text:span text:style-name="T48">element form{orth_p}</text:span>, sense_<text:span text:style-name="T50">3</text:span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9">orth_p =element orth{text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0">sense_3 = element sense{sense_4+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2">sense_<text:span text:style-name="T52">4</text:span> = element sense{attribute <text:span text:style-name="T49">att.n{“1</text:span>)<text:span text:style-name="T49">”|”2</text:span>)<text:span text:style-name="T49">”|”3</text:span>)<text:span text:style-name="T49">”|”5</text:span>)<text:span text:style-name="T49">”}, cit_</text:span>3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3">cit_3 = element cit{<text:span text:style-name="T50">attribute </text:span>att.type{“translation”}, quote_<text:span text:style-name="T52">4+</text:span>}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6">quote_4 = element quote{text}</text:p>
          </table:table-cell>
        </table:table-row>
      </table:table>
      <text:p text:style-name="P42"/>
      <text:list xml:id="list3391419391474516460" text:style-name="L12">
        <text:list-header>
          <text:p text:style-name="P47"/>
        </text:list-header>
      </text:list>
      <text:h text:style-name="P66" text:outline-level="2">Mapping Parser Output to TEI P5</text:h>
      <text:p text:style-name="P9"/>
      <text:p text:style-name="P8"><text:tab/>Resuming the structure of the <text:span text:style-name="T46">dictionary</text:span> it can be said that it’s recursive. <text:span text:style-name="T46">Generally saying a main</text:span> <text:span text:style-name="T43">entry contains a list of senses and after it an optional list of recursive entries which we called sub-entries. The only structural difference between main entry and sub-entry that senses of latter cannot contain examples. Listing 2. and Listing 6. illustrate that <text:s/>sense elements are presented differently: TEI P5 use &lt;cit&gt; elements and our XHTML doesn’t. Additionally our shema doesn’t deal with homographs.</text:span></text:p>
      <text:p text:style-name="P8"/>
      <text:list xml:id="list5334143533458524727" text:style-name="L5">
        <text:list-header>
          <text:p text:style-name="P4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31:58.792156309</meta:creation-date>
    <dc:date>2017-07-12T13:25:02.650060290</dc:date>
    <meta:editing-duration>PT3H26M59S</meta:editing-duration>
    <meta:editing-cycles>39</meta:editing-cycles>
    <meta:generator>LibreOffice/5.2.3.3$Linux_x86 LibreOffice_project/d54a8868f08a7b39642414cf2c8ef2f228f780cf</meta:generator>
    <meta:document-statistic meta:table-count="1" meta:image-count="0" meta:object-count="0" meta:page-count="4" meta:paragraph-count="118" meta:word-count="769" meta:character-count="5508" meta:non-whitespace-character-count="4754"/>
  </office:meta>
</office:document-meta>
</file>